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8111in"/>
    </style:style>
    <style:style style:name="Table1.B" style:family="table-column">
      <style:table-column-properties style:column-width="2.5354in"/>
    </style:style>
    <style:style style:name="Table1.C" style:family="table-column">
      <style:table-column-properties style:column-width="0.9688in"/>
    </style:style>
    <style:style style:name="Table1.D" style:family="table-column">
      <style:table-column-properties style:column-width="2.3813in"/>
    </style:style>
    <style:style style:name="Table1.A1" style:family="table-cell">
      <style:table-cell-properties fo:background-color="#ffffff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D1" style:family="table-cell">
      <style:table-cell-properties fo:background-color="#ffffff" fo:padding="0.0382in" fo:border="0.05pt solid #ffffff">
        <style:background-image/>
      </style:table-cell-properties>
    </style:style>
    <style:style style:name="Table1.A2" style:family="table-cell">
      <style:table-cell-properties fo:background-color="#ffffff" fo:padding="0.0382in" fo:border-left="0.05pt solid #ffffff" fo:border-right="none" fo:border-top="none" fo:border-bottom="0.05pt solid #ffffff">
        <style:background-image/>
      </style:table-cell-properties>
    </style:style>
    <style:style style:name="Table1.D2" style:family="table-cell">
      <style:table-cell-properties fo:background-color="#ffffff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1.3" style:family="table-row">
      <style:table-row-properties style:min-row-height="0.5264in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4465in"/>
    </style:style>
    <style:style style:name="Table2.A1" style:family="table-cell">
      <style:table-cell-properties fo:padding="0.0382in" fo:border-left="1pt solid #ffffff" fo:border-right="none" fo:border-top="1pt solid #ffffff" fo:border-bottom="1pt solid #ffffff"/>
    </style:style>
    <style:style style:name="Table2.B1" style:family="table-cell">
      <style:table-cell-properties fo:padding="0.0382in" fo:border="1pt solid #ffffff"/>
    </style:style>
    <style:style style:name="Table2.A2" style:family="table-cell">
      <style:table-cell-properties fo:padding="0.0382in" fo:border-left="1pt solid #ffffff" fo:border-right="none" fo:border-top="none" fo:border-bottom="1pt solid #ffffff"/>
    </style:style>
    <style:style style:name="Table2.B2" style:family="table-cell">
      <style:table-cell-properties fo:padding="0.0382in" fo:border-left="1pt solid #ffffff" fo:border-right="1pt solid #ffffff" fo:border-top="none" fo:border-bottom="1pt solid #ffffff"/>
    </style:style>
    <style:style style:name="Table4" style:family="table">
      <style:table-properties style:width="1.1903in" fo:margin-left="0in" table:align="left"/>
    </style:style>
    <style:style style:name="Table4.A" style:family="table-column">
      <style:table-column-properties style:column-width="1.1903in"/>
    </style:style>
    <style:style style:name="Table4.A1" style:family="table-cell">
      <style:table-cell-properties fo:padding="0.0382in" fo:border="0.05pt solid #ffffff"/>
    </style:style>
    <style:style style:name="Table3" style:family="table">
      <style:table-properties style:width="5.3701in" table:align="margins"/>
    </style:style>
    <style:style style:name="Table3.A" style:family="table-column">
      <style:table-column-properties style:column-width="1.7903in" style:rel-column-width="21845*"/>
    </style:style>
    <style:style style:name="Table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.C1" style:family="table-cell">
      <style:table-cell-properties fo:padding="0.0382in" fo:border="0.05pt solid #ffffff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212121" style:font-name="arial" fo:font-size="11pt" fo:letter-spacing="normal" fo:font-style="normal" fo:font-weight="normal" officeooo:rsid="00110404" officeooo:paragraph-rsid="00110404" style:font-size-asian="11pt" style:font-size-complex="11pt" loext:padding="0in" loext:border="non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80" style:font-name="Cantarell" fo:font-size="10pt" fo:letter-spacing="normal" fo:language="zxx" fo:country="none" fo:font-style="normal" style:text-underline-style="solid" style:text-underline-width="auto" style:text-underline-color="font-color" fo:font-weight="normal" officeooo:rsid="0012f070" officeooo:paragraph-rsid="00110404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 loext:padding="0in" loext:border="none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0pt" fo:font-style="normal" officeooo:rsid="00236f9f" officeooo:paragraph-rsid="00236f9f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1234af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411c31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0pt" fo:font-style="normal" officeooo:rsid="0035fca8" officeooo:paragraph-rsid="00411c31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0pt" fo:font-style="normal" officeooo:rsid="003fb76a" officeooo:paragraph-rsid="00411c31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91e8a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49bde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5c513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34af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c0fe6" officeooo:paragraph-rsid="001c0fe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2e0aff" officeooo:paragraph-rsid="002e0af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name-complex="Calibri" style:font-size-complex="10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2e0aff" officeooo:paragraph-rsid="002e0aff" style:font-size-asian="10pt" style:font-style-asian="normal" style:font-weight-asian="bold" style:font-name-complex="Calibri" style:font-size-complex="10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c0fe6" officeooo:paragraph-rsid="001c0fe6" style:font-size-asian="10pt" style:font-style-asian="normal" style:font-weight-asian="bold" style:font-name-complex="Calibri" style:font-size-complex="10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officeooo:rsid="001aa618" officeooo:paragraph-rsid="001aa618" style:font-size-asian="10pt" style:font-name-complex="Calibri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Cantarell" fo:font-size="14pt" fo:font-style="normal" officeooo:rsid="0024c9e0" officeooo:paragraph-rsid="0024c9e0" style:font-size-asian="14pt" style:font-style-asian="normal" style:font-size-complex="14pt" style:font-style-complex="normal"/>
    </style:style>
    <style:style style:name="P39" style:family="paragraph" style:parent-style-name="Standard">
      <style:paragraph-properties fo:text-align="start" style:justify-single-word="false"/>
      <style:text-properties style:font-name="Cantarell" fo:font-size="14pt" fo:font-style="normal" officeooo:rsid="0030ad00" officeooo:paragraph-rsid="0030ad00" style:font-size-asian="14pt" style:font-style-asian="normal" style:font-size-complex="14pt" style:font-style-complex="normal"/>
    </style:style>
    <style:style style:name="P40" style:family="paragraph" style:parent-style-name="Standard">
      <style:paragraph-properties fo:text-align="start" style:justify-single-word="false"/>
      <style:text-properties style:font-name="Cantarell" fo:font-size="14pt" fo:font-style="normal" officeooo:rsid="001234af" officeooo:paragraph-rsid="001234af" style:font-size-asian="14pt" style:font-style-asian="normal" style:font-size-complex="14pt" style:font-style-complex="normal"/>
    </style:style>
    <style:style style:name="P41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1aa618" officeooo:paragraph-rsid="001aa618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2e0aff" officeooo:paragraph-rsid="002e0aff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Cantarell" fo:font-size="16pt" fo:font-style="normal" officeooo:rsid="00110404" officeooo:paragraph-rsid="00110404" style:font-size-asian="16pt" style:font-style-asian="normal" style:font-size-complex="16pt" style:font-style-complex="normal"/>
    </style:style>
    <style:style style:name="P44" style:family="paragraph" style:parent-style-name="Standard">
      <style:paragraph-properties fo:text-align="center" style:justify-single-word="false"/>
      <style:text-properties fo:font-size="10pt" officeooo:paragraph-rsid="001234af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Cantarell" fo:font-size="11pt" fo:font-style="normal" fo:font-weight="normal" officeooo:rsid="001aa618" officeooo:paragraph-rsid="001aa618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Cantarell" fo:font-size="10pt" fo:font-style="normal" officeooo:rsid="00110404" officeooo:paragraph-rsid="00110404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Cantarell" fo:font-size="10pt" officeooo:rsid="001c0fe6" officeooo:paragraph-rsid="002d1f21" style:font-size-asian="10pt" style:font-name-complex="Calibri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Cantarell" fo:font-size="10pt" officeooo:rsid="002e0aff" officeooo:paragraph-rsid="002e0aff" style:font-size-asian="10pt" style:font-name-complex="Calibri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2e0aff" officeooo:paragraph-rsid="002e0aff" style:font-size-asian="10pt" style:font-weight-asian="bold" style:font-name-complex="Calibri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1aa618" officeooo:paragraph-rsid="001aa618" style:font-size-asian="10pt" style:font-weight-asian="bold" style:font-name-complex="Calibri" style:font-size-complex="10pt" style:font-weight-complex="bold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34b9c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651055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c2d1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e82d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paragraph-rsid="00236f9f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color="#000080" style:font-name="Cantarell" fo:font-size="10pt" fo:language="zxx" fo:country="none" fo:font-style="normal" style:text-underline-style="solid" style:text-underline-width="auto" style:text-underline-color="font-color" fo:font-weight="normal" officeooo:rsid="0012f070" officeooo:paragraph-rsid="001dda30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0pt" officeooo:paragraph-rsid="001dda30" style:font-size-asian="10pt" style:font-size-complex="10pt"/>
    </style:style>
    <style:style style:name="P65" style:family="paragraph" style:parent-style-name="Standard" style:list-style-name="L2">
      <style:paragraph-properties fo:text-align="start" style:justify-single-word="false"/>
      <style:text-properties fo:font-size="10pt" officeooo:paragraph-rsid="001f92d8" style:font-size-asian="10pt" style:font-size-complex="10pt"/>
    </style:style>
    <style:style style:name="P66" style:family="paragraph" style:parent-style-name="Standard" style:list-style-name="L2">
      <style:paragraph-properties fo:text-align="start" style:justify-single-word="false"/>
      <style:text-properties fo:font-variant="normal" fo:text-transform="none" style:font-name="Cantarell" fo:font-size="10pt" fo:letter-spacing="normal" fo:font-style="normal" fo:font-weight="normal" officeooo:rsid="0068fad2" officeooo:paragraph-rsid="0068fad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7" style:family="paragraph" style:parent-style-name="Text_20_body" style:list-style-name="L2">
      <style:paragraph-properties fo:text-align="start" style:justify-single-word="false"/>
      <style:text-properties fo:font-size="10pt" officeooo:rsid="0029ed16" officeooo:paragraph-rsid="0068fad2" style:font-size-asian="10pt" style:font-size-complex="10pt"/>
    </style:style>
    <style:style style:name="T1" style:family="text">
      <style:text-properties style:font-name-complex="Calibri"/>
    </style:style>
    <style:style style:name="T2" style:family="text">
      <style:text-properties officeooo:rsid="0012f070" style:font-name-complex="Calibri"/>
    </style:style>
    <style:style style:name="T3" style:family="text">
      <style:text-properties officeooo:rsid="0016c0f1" style:font-name-complex="Calibri"/>
    </style:style>
    <style:style style:name="T4" style:family="text">
      <style:text-properties officeooo:rsid="00191e8a" style:font-name-complex="Calibri"/>
    </style:style>
    <style:style style:name="T5" style:family="text">
      <style:text-properties officeooo:rsid="00236f9f" style:font-name-complex="Calibri"/>
    </style:style>
    <style:style style:name="T6" style:family="text">
      <style:text-properties officeooo:rsid="0024c9e0" style:font-name-complex="Calibri"/>
    </style:style>
    <style:style style:name="T7" style:family="text">
      <style:text-properties officeooo:rsid="00266618" style:font-name-complex="Calibri"/>
    </style:style>
    <style:style style:name="T8" style:family="text">
      <style:text-properties officeooo:rsid="0026c2d1" style:font-name-complex="Calibri"/>
    </style:style>
    <style:style style:name="T9" style:family="text">
      <style:text-properties officeooo:rsid="0026e82d" style:font-name-complex="Calibri"/>
    </style:style>
    <style:style style:name="T10" style:family="text">
      <style:text-properties officeooo:rsid="002be5ff" style:font-name-complex="Calibri"/>
    </style:style>
    <style:style style:name="T11" style:family="text">
      <style:text-properties officeooo:rsid="002d1f21" style:font-name-complex="Calibri"/>
    </style:style>
    <style:style style:name="T12" style:family="text">
      <style:text-properties officeooo:rsid="0034b9c9" style:font-name-complex="Calibri"/>
    </style:style>
    <style:style style:name="T13" style:family="text">
      <style:text-properties officeooo:rsid="003b74bd" style:font-name-complex="Calibri"/>
    </style:style>
    <style:style style:name="T14" style:family="text">
      <style:text-properties officeooo:rsid="003cf301" style:font-name-complex="Calibri"/>
    </style:style>
    <style:style style:name="T15" style:family="text">
      <style:text-properties officeooo:rsid="0045c616" style:font-name-complex="Calibri"/>
    </style:style>
    <style:style style:name="T16" style:family="text">
      <style:text-properties officeooo:rsid="0045ebba" style:font-name-complex="Calibri"/>
    </style:style>
    <style:style style:name="T17" style:family="text">
      <style:text-properties officeooo:rsid="0047974c" style:font-name-complex="Calibri"/>
    </style:style>
    <style:style style:name="T18" style:family="text">
      <style:text-properties officeooo:rsid="004d11ef" style:font-name-complex="Calibri"/>
    </style:style>
    <style:style style:name="T19" style:family="text">
      <style:text-properties officeooo:rsid="0053ec53" style:font-name-complex="Calibri"/>
    </style:style>
    <style:style style:name="T20" style:family="text">
      <style:text-properties officeooo:rsid="00556fde" style:font-name-complex="Calibri"/>
    </style:style>
    <style:style style:name="T21" style:family="text">
      <style:text-properties officeooo:rsid="0056a6f1" style:font-name-complex="Calibri"/>
    </style:style>
    <style:style style:name="T22" style:family="text">
      <style:text-properties officeooo:rsid="0058f306" style:font-name-complex="Calibri"/>
    </style:style>
    <style:style style:name="T23" style:family="text">
      <style:text-properties officeooo:rsid="00599f65" style:font-name-complex="Calibri"/>
    </style:style>
    <style:style style:name="T24" style:family="text">
      <style:text-properties officeooo:rsid="005b0f09" style:font-name-complex="Calibri"/>
    </style:style>
    <style:style style:name="T25" style:family="text">
      <style:text-properties officeooo:rsid="005e122d" style:font-name-complex="Calibri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5c513" style:font-weight-asian="bold" style:font-weight-complex="bold"/>
    </style:style>
    <style:style style:name="T28" style:family="text">
      <style:text-properties style:font-name="Cantarell" fo:font-style="normal" fo:font-weight="normal" style:font-style-asian="normal" style:font-weight-asian="normal" style:font-name-complex="Calibri" style:font-style-complex="normal" style:font-weight-complex="normal"/>
    </style:style>
    <style:style style:name="T29" style:family="text">
      <style:text-properties style:font-name="Cantarell" fo:font-style="normal" fo:font-weight="normal" officeooo:rsid="0012f070" style:font-style-asian="normal" style:font-weight-asian="normal" style:font-name-complex="Calibri" style:font-style-complex="normal" style:font-weight-complex="normal"/>
    </style:style>
    <style:style style:name="T30" style:family="text">
      <style:text-properties style:font-name="Cantarell" fo:font-style="normal" fo:font-weight="normal" officeooo:rsid="001dda30" style:font-style-asian="normal" style:font-weight-asian="normal" style:font-name-complex="Calibri" style:font-style-complex="normal" style:font-weight-complex="normal"/>
    </style:style>
    <style:style style:name="T31" style:family="text">
      <style:text-properties style:font-name="Cantarell" fo:font-style="normal" fo:font-weight="normal" officeooo:rsid="0024c9e0" style:font-style-asian="normal" style:font-weight-asian="normal" style:font-name-complex="Calibri" style:font-style-complex="normal" style:font-weight-complex="normal"/>
    </style:style>
    <style:style style:name="T32" style:family="text">
      <style:text-properties style:font-name="Cantarell" fo:font-style="normal" fo:font-weight="normal" officeooo:rsid="0016c0f1" style:font-style-asian="normal" style:font-weight-asian="normal" style:font-name-complex="Calibri" style:font-style-complex="normal" style:font-weight-complex="normal"/>
    </style:style>
    <style:style style:name="T33" style:family="text">
      <style:text-properties style:font-name="Cantarell" fo:font-style="normal" fo:font-weight="normal" officeooo:rsid="0029ed16" style:font-style-asian="normal" style:font-weight-asian="normal" style:font-name-complex="Calibri" style:font-style-complex="normal" style:font-weight-complex="normal"/>
    </style:style>
    <style:style style:name="T34" style:family="text">
      <style:text-properties style:font-name="Cantarell" fo:font-style="normal" fo:font-weight="normal" officeooo:rsid="001f92d8" style:font-style-asian="normal" style:font-weight-asian="normal" style:font-name-complex="Calibri" style:font-style-complex="normal" style:font-weight-complex="normal"/>
    </style:style>
    <style:style style:name="T35" style:family="text">
      <style:text-properties style:font-name="Cantarell" fo:font-style="normal" fo:font-weight="normal" officeooo:rsid="00217af0" style:font-style-asian="normal" style:font-weight-asian="normal" style:font-name-complex="Calibri" style:font-style-complex="normal" style:font-weight-complex="normal"/>
    </style:style>
    <style:style style:name="T36" style:family="text">
      <style:text-properties style:font-name="Cantarell" fo:font-style="normal" fo:font-weight="normal" officeooo:rsid="002be5ff" style:font-style-asian="normal" style:font-weight-asian="normal" style:font-name-complex="Calibri" style:font-style-complex="normal" style:font-weight-complex="normal"/>
    </style:style>
    <style:style style:name="T37" style:family="text">
      <style:text-properties style:font-name="Cantarell" fo:font-style="normal" fo:font-weight="normal" officeooo:rsid="0038ae45" style:font-style-asian="normal" style:font-weight-asian="normal" style:font-name-complex="Calibri" style:font-style-complex="normal" style:font-weight-complex="normal"/>
    </style:style>
    <style:style style:name="T38" style:family="text">
      <style:text-properties style:font-name="Cantarell" fo:font-style="normal" fo:font-weight="normal" officeooo:rsid="003cf301" style:font-style-asian="normal" style:font-weight-asian="normal" style:font-name-complex="Calibri" style:font-style-complex="normal" style:font-weight-complex="normal"/>
    </style:style>
    <style:style style:name="T39" style:family="text">
      <style:text-properties style:font-name="Cantarell" fo:font-style="normal" fo:font-weight="normal" officeooo:rsid="0049410b" style:font-style-asian="normal" style:font-weight-asian="normal" style:font-name-complex="Calibri" style:font-style-complex="normal" style:font-weight-complex="normal"/>
    </style:style>
    <style:style style:name="T40" style:family="text">
      <style:text-properties style:font-name="Cantarell" fo:font-style="normal" fo:font-weight="normal" officeooo:rsid="004cb8d1" style:font-style-asian="normal" style:font-weight-asian="normal" style:font-name-complex="Calibri" style:font-style-complex="normal" style:font-weight-complex="normal"/>
    </style:style>
    <style:style style:name="T41" style:family="text">
      <style:text-properties style:font-name="Cantarell" fo:font-style="normal" fo:font-weight="normal" officeooo:rsid="004f9f4e" style:font-style-asian="normal" style:font-weight-asian="normal" style:font-name-complex="Calibri" style:font-style-complex="normal" style:font-weight-complex="normal"/>
    </style:style>
    <style:style style:name="T42" style:family="text">
      <style:text-properties style:font-name="Cantarell" fo:font-style="normal" fo:font-weight="normal" officeooo:rsid="001749f1" style:font-style-asian="normal" style:font-weight-asian="normal" style:font-name-complex="Calibri" style:font-style-complex="normal" style:font-weight-complex="normal"/>
    </style:style>
    <style:style style:name="T43" style:family="text">
      <style:text-properties style:font-name="Cantarell" fo:font-size="10pt" style:font-size-asian="10pt" style:font-style-asian="normal" style:font-size-complex="10pt" style:font-style-complex="normal"/>
    </style:style>
    <style:style style:name="T44" style:family="text">
      <style:text-properties officeooo:rsid="0015c513"/>
    </style:style>
    <style:style style:name="T45" style:family="text">
      <style:text-properties officeooo:rsid="001d5a3d"/>
    </style:style>
    <style:style style:name="T46" style:family="text">
      <style:text-properties officeooo:rsid="001dda30"/>
    </style:style>
    <style:style style:name="T47" style:family="text">
      <style:text-properties officeooo:rsid="0024c9e0"/>
    </style:style>
    <style:style style:name="T48" style:family="text">
      <style:text-properties officeooo:rsid="002be5ff"/>
    </style:style>
    <style:style style:name="T49" style:family="text">
      <style:text-properties officeooo:rsid="002d1f21"/>
    </style:style>
    <style:style style:name="T50" style:family="text">
      <style:text-properties officeooo:rsid="002e0aff"/>
    </style:style>
    <style:style style:name="T51" style:family="text">
      <style:text-properties officeooo:rsid="0034b9c9"/>
    </style:style>
    <style:style style:name="T52" style:family="text">
      <style:text-properties officeooo:rsid="00370854"/>
    </style:style>
    <style:style style:name="T53" style:family="text">
      <style:text-properties fo:color="#000080" fo:font-size="10pt" fo:language="zxx" fo:country="none" style:text-underline-style="solid" style:text-underline-width="auto" style:text-underline-color="font-color" officeooo:rsid="0012f070" style:font-size-asian="10pt" style:language-asian="zxx" style:country-asian="none" style:font-size-complex="10pt" style:language-complex="zxx" style:country-complex="none"/>
    </style:style>
    <style:style style:name="T54" style:family="text">
      <style:text-properties officeooo:rsid="003a6282"/>
    </style:style>
    <style:style style:name="T55" style:family="text">
      <style:text-properties officeooo:rsid="003a840d"/>
    </style:style>
    <style:style style:name="T56" style:family="text">
      <style:text-properties officeooo:rsid="003fb76a"/>
    </style:style>
    <style:style style:name="T57" style:family="text">
      <style:text-properties officeooo:rsid="0041adb0"/>
    </style:style>
    <style:style style:name="T58" style:family="text">
      <style:text-properties officeooo:rsid="00441fbb"/>
    </style:style>
    <style:style style:name="T59" style:family="text">
      <style:text-properties officeooo:rsid="004800c4"/>
    </style:style>
    <style:style style:name="T60" style:family="text">
      <style:text-properties officeooo:rsid="0049410b"/>
    </style:style>
    <style:style style:name="T61" style:family="text">
      <style:text-properties officeooo:rsid="004b659b"/>
    </style:style>
    <style:style style:name="T62" style:family="text">
      <style:text-properties officeooo:rsid="004fe3eb"/>
    </style:style>
    <style:style style:name="T63" style:family="text">
      <style:text-properties officeooo:rsid="0051f06c"/>
    </style:style>
    <style:style style:name="T64" style:family="text">
      <style:text-properties officeooo:rsid="00641c2e"/>
    </style:style>
    <style:style style:name="T65" style:family="text">
      <style:text-properties fo:font-variant="normal" fo:text-transform="none" style:font-name="Cantarell" fo:letter-spacing="normal" fo:font-style="normal" fo:font-weight="normal" style:font-style-asian="normal" style:font-weight-asian="normal" style:font-name-complex="Calibri" style:font-style-complex="normal" style:font-weight-complex="normal"/>
    </style:style>
    <style:style style:name="T66" style:family="text">
      <style:text-properties fo:font-variant="normal" fo:text-transform="none" style:font-name="Cantarell" fo:letter-spacing="normal" fo:font-style="normal" fo:font-weight="normal" officeooo:rsid="002be5ff" style:font-style-asian="normal" style:font-weight-asian="normal" style:font-name-complex="Calibri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54">Â</text:span>ngelo Ocan<text:span text:style-name="T54">ã</text:span> Martin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6">Address:</text:p>
          </table:table-cell>
          <table:table-cell table:style-name="Table1.A1" office:value-type="string">
            <text:p text:style-name="P3"><text:span text:style-name="T64">Ottawa</text:span>, ON</text:p>
          </table:table-cell>
          <table:table-cell table:style-name="Table1.A1" office:value-type="string">
            <text:p text:style-name="P46">E-mail:</text:p>
          </table:table-cell>
          <table:table-cell table:style-name="Table1.D1" office:value-type="string">
            <text:p text:style-name="P1"><text:a xlink:type="simple" xlink:href="mailto:angeloocana@gmail.com" text:style-name="Internet_20_link" text:visited-style-name="Visited_20_Internet_20_Link"><text:span text:style-name="T43">angeloocana@gmail.com</text:span></text:a></text:p>
          </table:table-cell>
        </table:table-row>
        <table:table-row>
          <table:table-cell table:style-name="Table1.A2" office:value-type="string">
            <text:p text:style-name="P46">Phone:</text:p>
          </table:table-cell>
          <table:table-cell table:style-name="Table1.A2" office:value-type="string">
            <text:p text:style-name="P3">(613) 720-9572</text:p>
          </table:table-cell>
          <table:table-cell table:style-name="Table1.A2" office:value-type="string">
            <text:p text:style-name="P46">Site:</text:p>
          </table:table-cell>
          <table:table-cell table:style-name="Table1.D2" office:value-type="string">
            <text:p text:style-name="P1"><text:a xlink:type="simple" xlink:href="https://angeloocana.com/" text:style-name="Internet_20_link" text:visited-style-name="Visited_20_Internet_20_Link"><text:span text:style-name="T43">angeloocana.com</text:span></text:a></text:p>
          </table:table-cell>
        </table:table-row>
        <table:table-row table:style-name="Table1.3">
          <table:table-cell table:style-name="Table1.A2" office:value-type="string">
            <text:p text:style-name="P46">Github:</text:p>
          </table:table-cell>
          <table:table-cell table:style-name="Table1.A2" office:value-type="string">
            <text:p text:style-name="P4">github.com/angeloocana</text:p>
          </table:table-cell>
          <table:table-cell table:style-name="Table1.A2" office:value-type="string">
            <text:p text:style-name="P46">Pluralsight:</text:p>
          </table:table-cell>
          <table:table-cell table:style-name="Table1.D2" office:value-type="string">
            <text:p text:style-name="P4">pluralsight.com/profile/ocanaangelo</text:p>
          </table:table-cell>
        </table:table-row>
      </table:table>
      <text:p text:style-name="P2"/>
      <text:p text:style-name="P38">Objective</text:p>
      <text:p text:style-name="P5">Senior Nodejs Full-stack Developer (<text:span text:style-name="T63">Javascript, </text:span>React, GraphQL, MongoDB <text:span text:style-name="T58">and</text:span> <text:span text:style-name="T57">Docker</text:span>).</text:p>
      <text:p text:style-name="P6"/>
      <text:p text:style-name="P6"/>
      <text:p text:style-name="P39">About Me</text:p>
      <text:p text:style-name="P8">My professional journey started when I was 14 years-old. Since then, I have been passionate about programming. Most recently, I have my <text:span text:style-name="T52">mindset </text:span>on <text:span text:style-name="T56">TDD, Functional Programming, Offline First, Mobile First </text:span></text:p>
      <text:p text:style-name="P9">and Frog Cloud.</text:p>
      <text:p text:style-name="P7"/>
      <text:p text:style-name="P6"/>
      <text:p text:style-name="P40">Work Experienc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1">2007 </text:span><text:span text:style-name="T2">- Present</text:span></text:p>
            <text:p text:style-name="P14">Freelancer </text:p>
            <text:p text:style-name="P19"/>
          </table:table-cell>
          <table:table-cell table:style-name="Table2.B1" office:value-type="string">
            <text:p text:style-name="P20"><text:span text:style-name="T27">Senior Full-stack Developer</text:span><text:span text:style-name="T44"> | Lastest P</text:span>rojects:</text:p>
            <text:p text:style-name="P19"/>
            <text:list xml:id="list857148707" text:style-name="L1">
              <text:list-item>
                <text:p text:style-name="P52"><text:a xlink:type="simple" xlink:href="https://angeloocana.com/" text:style-name="Internet_20_link" text:visited-style-name="Visited_20_Internet_20_Link">angeloocana.com</text:a></text:p>
                <text:p text:style-name="P52"><text:span text:style-name="T46">Design and Coding | </text:span>React, <text:span text:style-name="T60">Jest, </text:span>Graphql, Nodejs <text:span text:style-name="T59">and</text:span> <text:span text:style-name="T59">Gatsby.</text:span></text:p>
              </text:list-item>
            </text:list>
            <text:p text:style-name="P22"/>
            <text:list xml:id="list153560030379558" text:continue-numbering="true" text:style-name="L1">
              <text:list-item>
                <text:p text:style-name="P63">github.com/polutz/polutz </text:p>
                <text:p text:style-name="P64"><text:span text:style-name="T30">Coding | </text:span><text:span text:style-name="T29">React, </text:span><text:span text:style-name="T39">Mocha, </text:span><text:span text:style-name="T29">Graphql, Nodejs, </text:span><text:span text:style-name="T41">TypeScript</text:span><text:span text:style-name="T29"> </text:span><text:span text:style-name="T37">and Docker.</text:span></text:p>
              </text:list-item>
            </text:list>
            <text:p text:style-name="P21"/>
            <text:list xml:id="list153559931493206" text:continue-numbering="true" text:style-name="L1">
              <text:list-item>
                <text:p text:style-name="P63">novoterritorio.azurewebsites.net</text:p>
                <text:p text:style-name="P52"><text:span text:style-name="T46">Coding | D3, </text:span>Angular, Ionic, <text:span text:style-name="T62">TypeScript, Jasmine, </text:span>C#, MongoDB,<text:span text:style-name="T51"> Azure, SASS and Gulp.</text:span></text:p>
                <text:list>
                  <text:list-header>
                    <text:p text:style-name="P53"/>
                  </text:list-header>
                </text:list>
              </text:list-item>
              <text:list-item>
                <text:p text:style-name="P63">staffgeist.com</text:p>
                <text:p text:style-name="P54"><text:span text:style-name="T46">Coding | </text:span>Angular, Ionic, <text:span text:style-name="T62">TypeScript, Jasmine, </text:span>C#, MongoDB, <text:span text:style-name="T59">Elasticsearch, Azure, SASS and Gulp.</text:span></text:p>
                <text:list>
                  <text:list-header>
                    <text:p text:style-name="P53"/>
                  </text:list-header>
                </text:list>
              </text:list-item>
              <text:list-item>
                <text:p text:style-name="P63">jumpoverjump.com</text:p>
                <text:p text:style-name="P55"><text:span text:style-name="T46">Design and Coding | </text:span>Angular, Ionic, <text:span text:style-name="T61">Jasmine, </text:span>C#, MongoDB<text:span text:style-name="T59">, Azure, SASS and Gulp.</text:span></text:p>
              </text:list-item>
            </text:list>
            <text:p text:style-name="P19"/>
            <text:list xml:id="list153559042037179" text:continue-numbering="true" text:style-name="L1">
              <text:list-item>
                <text:p text:style-name="P63">angeloocana.com.br </text:p>
                <text:p text:style-name="P55">Design and Coding | Angular, Ionic, C#<text:span text:style-name="T59">, Azure, SASS and Gulp.</text:span></text:p>
              </text:list-item>
            </text:list>
            <text:p text:style-name="P34"/>
          </table:table-cell>
        </table:table-row>
        <table:table-row>
          <table:table-cell table:style-name="Table2.A2" office:value-type="string">
            <text:p text:style-name="P35">2011 – 2015</text:p>
            <text:p text:style-name="P36">POL, Peela, Total On Demand </text:p>
          </table:table-cell>
          <table:table-cell table:style-name="Table2.B2" office:value-type="string">
            <text:p text:style-name="P30"><text:span text:style-name="T55">Lead </text:span>Senior C# Software Developer</text:p>
            <text:p text:style-name="P23"/>
            <text:list xml:id="list545517929" text:style-name="L2">
              <text:list-item>
                <text:p text:style-name="P65"><text:span text:style-name="T31">D</text:span><text:span text:style-name="T32">evelop</text:span><text:span text:style-name="T38">ed</text:span><text:span text:style-name="T31"> web platform</text:span><text:span text:style-name="T32"> </text:span><text:span text:style-name="T34">for</text:span><text:span text:style-name="T32"> </text:span><text:span text:style-name="T34">S</text:span><text:span text:style-name="T32">mall</text:span><text:span text:style-name="T34">-M</text:span><text:span text:style-name="T32">edium marketing </text:span><text:span text:style-name="T34">and endomarketing</text:span><text:span text:style-name="T32"> campai</text:span><text:span text:style-name="T33">gn</text:span><text:span text:style-name="T34">s, 5-8 projects </text:span><text:span text:style-name="T33">every</text:span><text:span text:style-name="T34"> year</text:span><text:span text:style-name="T32">. </text:span><text:span text:style-name="T35">5K</text:span><text:span text:style-name="T33">-</text:span><text:span text:style-name="T35">9M</text:span><text:span text:style-name="T40">illion</text:span><text:span text:style-name="T35"> </text:span><text:span text:style-name="T33">Users</text:span><text:span text:style-name="T35">.</text:span></text:p>
              </text:list-item>
              <text:list-item>
                <text:p text:style-name="P66">Created their own e-commerce platform.</text:p>
              </text:list-item>
              <text:list-item>
                <text:p text:style-name="P67"><text:span text:style-name="T65">Provid</text:span><text:span text:style-name="T66">ed</text:span><text:span text:style-name="T65"> consultations to extract c</text:span><text:span text:style-name="T66">lients</text:span><text:span text:style-name="T65"> needs and develop strateg</text:span><text:span text:style-name="T66">ies.</text:span></text:p>
              </text:list-item>
            </text:list>
            <text:p text:style-name="P13"><text:span text:style-name="T1">Technologies: </text:span><text:span text:style-name="T19">Javascript, </text:span><text:span text:style-name="T3">C#, .net MVC, </text:span><text:span text:style-name="T25">Structuremap,</text:span><text:span text:style-name="T3"> </text:span><text:span text:style-name="T18">W</text:span><text:span text:style-name="T1">eb </text:span><text:span text:style-name="T18">F</text:span><text:span text:style-name="T1">orms, </text:span><text:span text:style-name="T24">JQuery</text:span><text:span text:style-name="T1">, </text:span><text:span text:style-name="T18">S</text:span><text:span text:style-name="T1">ql </text:span><text:span text:style-name="T18">S</text:span><text:span text:style-name="T1">erver, </text:span><text:span text:style-name="T18">Postgres</text:span><text:span text:style-name="T1">, DDD, </text:span><text:span text:style-name="T25">TDD,</text:span><text:span text:style-name="T1"> </text:span><text:span text:style-name="T12">Lucene, </text:span><text:span text:style-name="T15">Elasticsearch, Rab</text:span><text:span text:style-name="T16">b</text:span><text:span text:style-name="T15">itMQ, </text:span><text:span text:style-name="T17">He</text:span><text:span text:style-name="T15">roku and</text:span><text:span text:style-name="T12"> Amazon AWS</text:span><text:span text:style-name="T1">.</text:span></text:p>
            <text:p text:style-name="P24"/>
            <text:p text:style-name="P24">Clients: Loreal, Johnson, Sony, Vivo|Telefonica, Volkswagen, Walmart, BASF, Net, FMC, FTD, Sky, OI, BRF, <text:s/>Syngenta, Cury, Tenda, B2W, Magazine Luiza, FastShop, ...et al. </text:p>
          </table:table-cell>
        </table:table-row>
        <text:soft-page-break/>
        <table:table-row>
          <table:table-cell table:style-name="Table2.A2" office:value-type="string">
            <text:p text:style-name="P16">2010 –2011</text:p>
            <text:p text:style-name="P15">Empresário Cobrança </text:p>
          </table:table-cell>
          <table:table-cell table:style-name="Table2.B2" office:value-type="string">
            <text:p text:style-name="P33"><text:span text:style-name="T8">Lead C</text:span><text:span text:style-name="T1"># Software Developer</text:span></text:p>
            <text:p text:style-name="P23"/>
            <text:list xml:id="list3302420129" text:style-name="L3">
              <text:list-item>
                <text:p text:style-name="P59"><text:span text:style-name="T6">D</text:span><text:span text:style-name="T1">evelo</text:span><text:span text:style-name="T6">ped web platform</text:span><text:span text:style-name="T1"> to manage </text:span><text:span text:style-name="T8">debt collection.</text:span></text:p>
              </text:list-item>
              <text:list-item>
                <text:p text:style-name="P60"><text:span text:style-name="T10">Worked with </text:span><text:span text:style-name="T1">complex math algorithms to calculate interest </text:span><text:span text:style-name="T8">rates</text:span><text:span text:style-name="T1">.</text:span></text:p>
              </text:list-item>
              <text:list-item>
                <text:p text:style-name="P60"><text:span text:style-name="T6">Created compan</text:span><text:span text:style-name="T8">y’s</text:span><text:span text:style-name="T6"> own </text:span><text:span text:style-name="T1">bar</text:span><text:span text:style-name="T8">code</text:span><text:span text:style-name="T1"> generation </text:span><text:span text:style-name="T6">software</text:span><text:span text:style-name="T1">.</text:span></text:p>
              </text:list-item>
              <text:list-item>
                <text:p text:style-name="P60"><text:span text:style-name="T10">Development of </text:span><text:span text:style-name="T1">internal Human Resources systems.</text:span></text:p>
              </text:list-item>
              <text:list-item>
                <text:p text:style-name="P60"><text:span text:style-name="T10">B</text:span><text:span text:style-name="T8">uilding </text:span><text:span text:style-name="T1">access control system using web cams.</text:span></text:p>
              </text:list-item>
              <text:list-item>
                <text:p text:style-name="P60"><text:span text:style-name="T1">Develop</text:span><text:span text:style-name="T6">ed</text:span><text:span text:style-name="T1"> </text:span><text:span text:style-name="T8">an </text:span><text:span text:style-name="T1">internal financial control system.</text:span></text:p>
              </text:list-item>
              <text:list-item>
                <text:p text:style-name="P61"><text:span text:style-name="T9">Wrote </text:span><text:span text:style-name="T1">performati</text:span><text:span text:style-name="T13">ve</text:span><text:span text:style-name="T1"> quer</text:span><text:span text:style-name="T14">ie</text:span><text:span text:style-name="T13">s</text:span><text:span text:style-name="T1"> </text:span><text:span text:style-name="T9">to work with a </text:span><text:span text:style-name="T1">500GB SQL Server database over millions of rows.</text:span></text:p>
              </text:list-item>
            </text:list>
            <text:p text:style-name="P17"/>
            <text:p text:style-name="P11"><text:span text:style-name="T4">Technologies</text:span><text:span text:style-name="T1">: </text:span><text:span text:style-name="T20">Javascript, </text:span><text:span text:style-name="T1">C#, WCF, WPF, WebForms, Windows Forms, Windows Services, <text:s/>EXT.Net, </text:span><text:span text:style-name="T23">JQuery</text:span><text:span text:style-name="T1">, SQL Server.</text:span></text:p>
            <text:p text:style-name="P15"/>
            <text:p text:style-name="P15"/>
          </table:table-cell>
        </table:table-row>
        <table:table-row>
          <table:table-cell table:style-name="Table2.A2" office:value-type="string">
            <text:p text:style-name="P16">2010 –2010</text:p>
            <text:p text:style-name="P15">Media W </text:p>
          </table:table-cell>
          <table:table-cell table:style-name="Table2.B2" office:value-type="string">
            <text:p text:style-name="P30">C# Software Developer</text:p>
            <text:p text:style-name="P17"/>
            <text:list xml:id="list2029528753" text:style-name="L4">
              <text:list-item>
                <text:p text:style-name="P56"><text:span text:style-name="T47">Developed POS</text:span> Desktop <text:span text:style-name="T48">Terminal </text:span>following government <text:span text:style-name="T48">regulations.</text:span></text:p>
              </text:list-item>
            </text:list>
            <text:p text:style-name="P17"/>
            <text:p text:style-name="P12"><text:span text:style-name="T4">Technologies</text:span><text:span text:style-name="T1">: C#, Windows Forms </text:span><text:span text:style-name="T4">and</text:span><text:span text:style-name="T1"> MySQL</text:span></text:p>
            <text:p text:style-name="P15"/>
            <text:p text:style-name="P15"/>
          </table:table-cell>
        </table:table-row>
        <table:table-row>
          <table:table-cell table:style-name="Table2.A2" office:value-type="string">
            <text:p text:style-name="P16">2008 – 2010</text:p>
            <text:p text:style-name="P15">Upgrade Consultoria </text:p>
          </table:table-cell>
          <table:table-cell table:style-name="Table2.B2" office:value-type="string">
            <text:p text:style-name="P30">Junior C# Software Developer</text:p>
            <text:p text:style-name="P23"/>
            <text:list xml:id="list1527703615" text:style-name="L5">
              <text:list-item>
                <text:p text:style-name="P57">PriManager – Develop<text:span text:style-name="T48">ing</text:span> web platform to manage <text:span text:style-name="T49">large-scale</text:span> construction <text:span text:style-name="T49">environments</text:span>.</text:p>
              </text:list-item>
              <text:list-item>
                <text:p text:style-name="P58">FDE – Web platform <text:span text:style-name="T49">for</text:span> manag<text:span text:style-name="T49">ing</text:span> public schools <text:span text:style-name="T49">in </text:span>São Paulo/BR.</text:p>
              </text:list-item>
              <text:list-item>
                <text:p text:style-name="P62"><text:span text:style-name="T7">Developed </text:span><text:span text:style-name="T11">their own </text:span><text:span text:style-name="T5">ERP </text:span><text:span text:style-name="T11">&amp; </text:span><text:span text:style-name="T5">CRM.</text:span></text:p>
              </text:list-item>
            </text:list>
            <text:p text:style-name="P18"/>
            <text:p text:style-name="P12"><text:span text:style-name="T4">Technologies</text:span><text:span text:style-name="T1">: </text:span><text:span text:style-name="T21">Javascript, </text:span><text:span text:style-name="T1">C#, </text:span><text:span text:style-name="T4">Webforms, </text:span><text:span text:style-name="T1">Telerik, </text:span><text:span text:style-name="T22">JQuery</text:span><text:span text:style-name="T1">, Web Services, Windows Services, Flash / Action Script </text:span><text:span text:style-name="T4">and</text:span><text:span text:style-name="T1"> SQL Server.</text:span></text:p>
            <text:p text:style-name="P25"/>
            <text:p text:style-name="P25"/>
          </table:table-cell>
        </table:table-row>
        <table:table-row>
          <table:table-cell table:style-name="Table2.A2" office:value-type="string">
            <text:p text:style-name="P41">Education</text:p>
          </table:table-cell>
          <table:table-cell table:style-name="Table2.B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47">2012 – Present</text:p>
          </table:table-cell>
          <table:table-cell table:style-name="Table2.B2" office:value-type="string">
            <text:p text:style-name="P51">Pluralsight</text:p>
            <text:p text:style-name="P48">Design <text:span text:style-name="T49">and </text:span>Technology </text:p>
            <text:p text:style-name="P45"><text:a xlink:type="simple" xlink:href="https://app.pluralsight.com/profile/ocanaangelo" text:style-name="Internet_20_link" text:visited-style-name="Visited_20_Internet_20_Link"><text:span text:style-name="T53">pluralsight.com/profile/ocanaangelo</text:span></text:a></text:p>
            <text:p text:style-name="P47"/>
          </table:table-cell>
        </table:table-row>
        <table:table-row>
          <table:table-cell table:style-name="Table2.A2" office:value-type="string">
            <text:p text:style-name="P47">2013 – 2014</text:p>
          </table:table-cell>
          <table:table-cell table:style-name="Table2.B2" office:value-type="string">
            <text:p text:style-name="P37"><text:span text:style-name="T26">UNIP</text:span> - Universidade Paulista</text:p>
            <text:p text:style-name="P27">Anal<text:span text:style-name="T50">ysis</text:span> and System Development</text:p>
            <text:p text:style-name="P27"/>
          </table:table-cell>
        </table:table-row>
        <table:table-row>
          <table:table-cell table:style-name="Table2.A2" office:value-type="string">
            <text:p text:style-name="P26">2011 - 2010</text:p>
          </table:table-cell>
          <table:table-cell table:style-name="Table2.B2" office:value-type="string">
            <text:p text:style-name="P26"><text:span text:style-name="T26">FIAP</text:span> –<text:span text:style-name="T45"> Faculdade de Informática e Administração Paulista</text:span></text:p>
            <text:p text:style-name="P27">Anal<text:span text:style-name="T50">ysis</text:span> and System Development</text:p>
            <text:p text:style-name="P27"/>
          </table:table-cell>
        </table:table-row>
        <table:table-row>
          <table:table-cell table:style-name="Table2.A2" office:value-type="string">
            <text:p text:style-name="P28">2007 - 2009</text:p>
          </table:table-cell>
          <table:table-cell table:style-name="Table2.B2" office:value-type="string">
            <text:p text:style-name="P32">FIEB</text:p>
            <text:p text:style-name="P28">Web Design with Emphasis on Digital Media</text:p>
            <text:p text:style-name="P28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B2" office:value-type="string">
            <text:p text:style-name="P28"/>
          </table:table-cell>
        </table:table-row>
        <table:table-row>
          <table:table-cell table:style-name="Table2.B1" office:value-type="string">
            <text:p text:style-name="P42">Languages</text:p>
          </table:table-cell>
          <table:table-cell table:style-name="Table2.B2" office:value-type="string">
            <text:p text:style-name="P23"/>
          </table:table-cell>
        </table:table-row>
        <table:table-row>
          <table:table-cell table:style-name="Table2.A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1">English</text:p>
                  <text:p text:style-name="P29">Fluent</text:p>
                </table:table-cell>
              </table:table-row>
            </table:table>
            <text:p text:style-name="P29"/>
          </table:table-cell>
          <table:table-cell table:style-name="Table2.B2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31">Portuguese</text:p>
                  <text:p text:style-name="P29">Native</text:p>
                </table:table-cell>
                <table:table-cell table:style-name="Table3.A1" office:value-type="string">
                  <text:p text:style-name="P50">French</text:p>
                  <text:p text:style-name="P49">Basic</text:p>
                </table:table-cell>
                <table:table-cell table:style-name="Table3.C1" office:value-type="string">
                  <text:p text:style-name="P50">Spanish</text:p>
                  <text:p text:style-name="P49">Proficient</text:p>
                </table:table-cell>
              </table:table-row>
            </table:table>
            <text:p text:style-name="P29"/>
          </table:table-cell>
        </table:table-row>
        <text:soft-page-break/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23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1:48.302016930</meta:creation-date>
    <dc:date>2017-10-06T15:35:28.932400189</dc:date>
    <meta:editing-duration>PT3H4M56S</meta:editing-duration>
    <meta:editing-cycles>62</meta:editing-cycles>
    <meta:generator>LibreOffice/5.3.5.2$Linux_X86_64 LibreOffice_project/30m0$Build-2</meta:generator>
    <meta:document-statistic meta:table-count="4" meta:image-count="0" meta:object-count="0" meta:page-count="3" meta:paragraph-count="90" meta:word-count="464" meta:character-count="3262" meta:non-whitespace-character-count="2895"/>
  </office:meta>
</office:document-meta>
</file>